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bf7c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language="en" fo:country="US" officeooo:rsid="001bf7c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Вариант № 14</text:span></text:p>
      <text:p text:style-name="P1" loext:marker-style-name="T1"><text:span text:style-name="T1">Создать базовый класс – простой счет в банке. Компоненты класса: поля: ФИО владельца, <text:s/>начальная сумма счета, ставка вклада (проценты в год), время существования вклада в годах, статус доступа полей </text:span><text:span text:style-name="T2">protected</text:span><text:span text:style-name="T1">;</text:span></text:p>
      <text:p text:style-name="P1" loext:marker-style-name="T1"><text:span text:style-name="T1">конструктор для инициализации полей;</text:span></text:p>
      <text:p text:style-name="P1" loext:marker-style-name="T1"><text:span text:style-name="T1">функция для вычисления суммы на счете с учетом начисленных процентов за время существования вклада;</text:span></text:p>
      <text:p text:style-name="P1" loext:marker-style-name="T1"><text:span text:style-name="T1">функция для печати параметров счета.</text:span></text:p>
      <text:p text:style-name="P1" loext:marker-style-name="T1"><text:span text:style-name="T1">Создать производный класс – привилегированный счет.</text:span></text:p>
      <text:p text:style-name="P1" loext:marker-style-name="T1"><text:span text:style-name="T1">Дополнительные поля: процент кредита предоставляемому по счету (проценты от доступной на счете суммы с учетом времени существования вклада).</text:span></text:p>
      <text:p text:style-name="P1" loext:marker-style-name="T1"><text:span text:style-name="T1">Переопределенная функция для вычисления суммы на счете с учетом доступного кредита.</text:span></text:p>
      <text:p text:style-name="P1" loext:marker-style-name="T1"><text:span text:style-name="T1">Переопределенная функция для печати параметров счета.</text:span></text:p>
      <text:p text:style-name="P1" loext:marker-style-name="T1"><text:span text:style-name="T1">Внутри переопределенных функций вызывать соответствующие функции из базового класса.</text:span></text:p>
      <text:p text:style-name="P1" loext:marker-style-name="T1"><text:span text:style-name="T1">Создать по 1 объекту каждого из классов. Показать вызов созданных функций. При переопределении функций обеспечить и продемонстрировать два варианта: статический полиморфизм и динамический полиморфиз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15:56:34.043000000</meta:creation-date>
    <dc:date>2025-03-22T23:48:57.613000000</dc:date>
    <meta:editing-duration>PT7H52M23S</meta:editing-duration>
    <meta:editing-cycles>1</meta:editing-cycles>
    <meta:document-statistic meta:table-count="0" meta:image-count="0" meta:object-count="0" meta:page-count="1" meta:paragraph-count="11" meta:word-count="128" meta:character-count="1003" meta:non-whitespace-character-count="883"/>
    <meta:generator>LibreOffice/7.6.2.1$Windows_X86_64 LibreOffice_project/56f7684011345957bbf33a7ee678afaf4d2ba333</meta:generator>
  </office:meta>
</office:document-meta>
</file>